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meta.xml"/>
  <manifest:file-entry manifest:media-type="" manifest:full-path="Configurations2/images/Bitmaps/"/>
  <manifest:file-entry manifest:media-type="application/binary" manifest:full-path="layout-cache"/>
  <manifest:file-entry manifest:media-type="text/xml" manifest:full-path="Configurations2/accelerator/current.xml"/>
  <manifest:file-entry manifest:media-type="" manifest:full-path="Configurations2/menubar/"/>
  <manifest:file-entry manifest:media-type="" manifest:full-path="Configurations2/toolbar/"/>
  <manifest:file-entry manifest:media-type="application/rdf+xml" manifest:full-path="manifest.rdf"/>
  <manifest:file-entry manifest:media-type="text/xml" manifest:full-path="styles.xml"/>
  <manifest:file-entry manifest:media-type="image/png" manifest:full-path="Pictures/10000201000000670000006F079E2A006EB83B71.png"/>
  <manifest:file-entry manifest:media-type="image/jpeg" manifest:full-path="Pictures/100000000000076200000076484938F53D8DDC7D.jpg"/>
  <manifest:file-entry manifest:media-type="text/xml" manifest:full-path="content.xml"/>
  <manifest:file-entry manifest:media-type="" manifest:full-path="Configurations2/statusbar/"/>
  <manifest:file-entry manifest:media-type="text/xml" manifest:full-path="Configurations2/scData.xml"/>
  <manifest:file-entry manifest:media-type="image/png" manifest:full-path="Pictures/1000000000000236000002301477A0BFDC370584.png"/>
  <manifest:file-entry manifest:media-type="" manifest:full-path="Configurations2/progressbar/"/>
  <manifest:file-entry manifest:media-type="image/png" manifest:full-path="Pictures/1000000000000001000003E856379918515A195E.png"/>
  <manifest:file-entry manifest:media-type="" manifest:full-path="Configurations2/popupmenu/"/>
  <manifest:file-entry manifest:media-type="image/png" manifest:full-path="Pictures/10000000000007620000000132DF5C090E141BAA.png"/>
  <manifest:file-entry manifest:media-type="image/jpeg" manifest:full-path="Pictures/1000000000000762000000762EC0E2A267ECCBC0.jpg"/>
  <manifest:file-entry manifest:media-type="image/jpeg" manifest:full-path="Pictures/10000000000004D8000000015DE23F5BA4FB436C.jpg"/>
  <manifest:file-entry manifest:media-type="" manifest:full-path="Configurations2/toolpanel/"/>
  <manifest:file-entry manifest:media-type="" manifest:full-path="Configurations2/floater/"/>
  <manifest:file-entry manifest:media-type="text/xml" manifest:full-path="settings.xml"/>
</manifest:manifest>
</file>

<file path=content.xml><?xml version="1.0" encoding="utf-8"?>
<office:document-content xmlns:office="urn:oasis:names:tc:opendocument:xmlns:office:1.0" xmlns:ooow="http://openoffice.org/2004/writer" xmlns:rpt="http://openoffice.org/2005/report" xmlns:formx="urn:openoffice:names:experimental:ooxml-odf-interop:xmlns:form:1.0" xmlns:dom="http://www.w3.org/2001/xml-events" xmlns:xhtml="http://www.w3.org/1999/xhtml" xmlns:drawooo="http://openoffice.org/2010/draw" xmlns:grddl="http://www.w3.org/2003/g/data-view#" xmlns:meta="urn:oasis:names:tc:opendocument:xmlns:meta:1.0" xmlns:draw="urn:oasis:names:tc:opendocument:xmlns:drawing:1.0" xmlns:of="urn:oasis:names:tc:opendocument:xmlns:of:1.2" xmlns:calcext="urn:org:documentfoundation:names:experimental:calc:xmlns:calcext:1.0" xmlns:style="urn:oasis:names:tc:opendocument:xmlns:style:1.0" xmlns:fo="urn:oasis:names:tc:opendocument:xmlns:xsl-fo-compatible:1.0" xmlns:dc="http://purl.org/dc/elements/1.1/" xmlns:ooo="http://openoffice.org/2004/office" xmlns:text="urn:oasis:names:tc:opendocument:xmlns:text:1.0" xmlns:svg="urn:oasis:names:tc:opendocument:xmlns:svg-compatible:1.0" xmlns:form="urn:oasis:names:tc:opendocument:xmlns:form:1.0" xmlns:xforms="http://www.w3.org/2002/xforms" xmlns:number="urn:oasis:names:tc:opendocument:xmlns:datastyle:1.0" xmlns:table="urn:oasis:names:tc:opendocument:xmlns:table:1.0" xmlns:script="urn:oasis:names:tc:opendocument:xmlns:script:1.0" xmlns:loext="urn:org:documentfoundation:names:experimental:office:xmlns:loext:1.0" xmlns:tableooo="http://openoffice.org/2009/table" xmlns:css3t="http://www.w3.org/TR/css3-text/" xmlns:field="urn:openoffice:names:experimental:ooo-ms-interop:xmlns:field:1.0" xmlns:math="http://www.w3.org/1998/Math/MathML" xmlns:officeooo="http://openoffice.org/2009/office" xmlns:dr3d="urn:oasis:names:tc:opendocument:xmlns:dr3d:1.0" xmlns:xlink="http://www.w3.org/1999/xlink" xmlns:xsd="http://www.w3.org/2001/XMLSchema" xmlns:chart="urn:oasis:names:tc:opendocument:xmlns:chart:1.0" xmlns:oooc="http://openoffice.org/2004/calc" xmlns:xsi="http://www.w3.org/2001/XMLSchema-instance"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Narrow" svg:font-family="'Arial Narrow'" style:font-family-generic="swiss" style:font-pitch="variable"/>
    <style:font-face style:name="Arial Narrow1" svg:font-family="'Arial Narrow'" style:font-adornments="Normal"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fr8" style:family="graphic" style:parent-style-name="odTemplateText_20__3e__20_flowTextArea_5f_title_20__3e__20_frame">
      <style:graphic-properties style:vertical-pos="from-top" style:vertical-rel="page" style:horizontal-pos="from-left" style:horizontal-rel="page"/>
    </style:style>
    <style:style style:name="fr9" style:family="graphic" style:parent-style-name="odTemplateText_20__3e__20_flowArea_5f_licence_20__3e__20_frame">
      <style:graphic-properties style:vertical-pos="from-top" style:vertical-rel="page" style:horizontal-pos="from-left" style:horizontal-rel="page"/>
    </style:style>
    <style:style style:name="fr10" style:family="graphic" style:parent-style-name="odTemplateText_20__3e__20_flowArea_5f_author_20__3e__20_frame">
      <style:graphic-properties style:vertical-pos="from-top" style:vertical-rel="page" style:horizontal-pos="center" style:horizontal-rel="page"/>
    </style:style>
    <style:style style:name="fr11" style:family="graphic" style:parent-style-name="odTemplateText_20__3e__20_flowArea_5f_coll_20__3e__20_frame">
      <style:graphic-properties style:vertical-pos="from-top" style:vertical-rel="page" style:horizontal-pos="from-left" style:horizontal-rel="page"/>
    </style:style>
    <style:style style:name="fr12" style:family="graphic" style:parent-style-name="odTemplateText_20__3e__20_flowArea_5f_date_20__3e__20_frame">
      <style:graphic-properties style:vertical-pos="from-top" style:vertical-rel="page" style:horizontal-pos="from-left" style:horizontal-rel="page"/>
    </style:style>
    <style:style style:name="fr13" style:family="graphic" style:parent-style-name="odTemplateText_20__3e__20_flowArea_5f_id_20__3e__20_frame">
      <style:graphic-properties style:vertical-pos="from-top" style:vertical-rel="page" style:horizontal-pos="from-left" style:horizontal-rel="page"/>
    </style:style>
    <style:style style:name="fr14" style:family="graphic" style:parent-style-name="odTemplateText_20__3e__20_flowArea_5f_version_20__3e__20_frame">
      <style:graphic-properties style:vertical-pos="from-top" style:vertical-rel="page" style:horizontal-pos="from-left" style:horizontal-rel="page"/>
    </style:style>
    <style:style style:name="fr15" style:family="graphic" style:parent-style-name="odTemplateText_20__3e__20_flowArea_5f_logo_20__3e__20_frame">
      <style:graphic-properties style:vertical-pos="from-top" style:vertical-rel="page" style:horizontal-pos="from-left" style:horizontal-rel="page"/>
    </style:style>
    <style:style style:name="fr22" style:family="graphic" style:parent-style-name="op_5f_pb_5f__20__3e__20_pbMethArea_20__3e__20_frame">
      <style:graphic-properties style:vertical-pos="from-top" style:vertical-rel="paragraph-content" style:horizontal-pos="from-left" style:horizontal-rel="paragraph-content" style:flow-with-text="true"/>
    </style:style>
    <style:style style:name="Sect1" style:family="section">
      <style:section-properties style:editable="false">
        <style:columns fo:column-count="1" fo:column-gap="0cm"/>
      </style:section-properties>
    </style:style>
    <style:style style:name="Sect3" style:family="section">
      <style:section-properties fo:margin-left="1.499cm" fo:margin-right="0cm" style:editable="false">
        <style:columns fo:column-count="1" fo:column-gap="0cm"/>
      </style:section-properties>
    </style:style>
    <style:style style:name="Sect5"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7" style:family="section">
      <style:section-properties fo:background-color="transparent" fo:margin-left="6.001cm" fo:margin-right="0cm" style:editable="false">
        <style:columns fo:column-count="1" fo:column-gap="0cm"/>
        <style:background-image/>
      </style:section-properties>
    </style:style>
    <style:style style:name="Sect8"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style:style style:name="Sect10"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13" style:family="section">
      <style:section-properties fo:background-color="#f5f5ff" fo:margin-left="2cm" fo:margin-right="2cm" style:editable="false">
        <style:columns fo:column-count="1" fo:column-gap="0cm"/>
        <style:background-image/>
      </style:section-properties>
    </style:style>
    <style:style style:name="_scod_noDisplay" style:family="paragraph" style:parent-style-name="Standard">
      <style:paragraph-properties fo:keep-together="always" fo:keep-with-next="always"/>
      <style:text-properties fo:color="#FFFFFF" style:font-name="Arial" fo:font-size="1pt"/>
    </style:style>
    <style:style style:name="_scod_noDisplayNoKeep" style:family="paragraph" style:parent-style-name="Standard">
      <style:paragraph-properties/>
      <style:text-properties fo:color="#FFFFFF" style:font-name="Arial" fo:font-size="1pt"/>
    </style:style>
    <style:style style:name="_scod_hiddenParagraph" style:family="paragraph" style:parent-style-name="Standard">
      <style:paragraph-properties fo:keep-together="always" fo:keep-with-next="always"/>
      <style:text-properties fo:color="#c0c0c0" fo:font-size="8pt" fo:font-style="italic" fo:font-weight="normal" text:display="none"/>
    </style:style>
    <style:style style:name="_scod_noDisplayText" style:family="text">
      <style:text-properties fo:font-size="1pt" style:font-name="Arial" fo:color="#FFFFFF"/>
    </style:style>
  </office:automatic-styles>
  <office:body>
    <office:text>
      <text:sequence-decls>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text:p text:style-name="odTemplateText_5f_content_20__3e__20__23_main_20__3e__20_paragraph"> <text:span text:style-name="_scod_noDisplayText"> </text:span></text:p>
      <text:p text:style-name="Standard"><draw:frame draw:style-name="fr8" text:anchor-type="page" text:anchor-page-number="1" svg:x="5.544cm" svg:y="2.619cm" svg:width="14.811cm" draw:z-index="31" draw:name="drawAutoName_N28"><draw:text-box fo:min-height="2cm"><text:p text:style-name="odTemplateText_20__3e__20_flowTextArea_5f_title_20__3e__20_text">Blogue de type journal de bord réflexif</text:p></draw:text-box></draw:frame></text:p>
      <text:p text:style-name="_scod_noDisplay"><draw:frame draw:style-name="fr9" text:anchor-type="page" text:anchor-page-number="1" svg:x="0.771cm" svg:y="27.229cm" svg:width="10.747cm" draw:z-index="32" draw:name="drawAutoName_N2e"><draw:text-box fo:min-height="3cm"><text:p text:style-name="op_5f_info_5f_licences_5f__20__3e__20_licence">Paternité - Pas d'Utilisation Commerciale - Partage des Conditions Initiales à l'Identique : http://creativecommons.org/licenses/by-nc-sa/2.0/fr/</text:p></draw:text-box></draw:frame></text:p>
      <text:p text:style-name="_scod_noDisplay"><draw:frame draw:style-name="fr10" text:anchor-type="page" text:anchor-page-number="1" svg:y="22.999cm" svg:width="11.564cm" draw:z-index="33" draw:name="drawAutoName_N36"><draw:text-box fo:min-height="3cm">      <text:p text:style-name="op_5f_sTxt_5f_authPdg_5f__20__3e__20_paraTag_5f_">Steve Prud'Homme</text:p>     </draw:text-box></draw:frame></text:p>
      <text:p text:style-name="_scod_noDisplay"><draw:frame draw:style-name="fr11" text:anchor-type="page" text:anchor-page-number="1" svg:x="1.99cm" svg:y="0cm" svg:width="2.15cm" svg:height="12.864cm" draw:z-index="15" draw:name="drawAutoName_N3e"><draw:text-box><text:p text:style-name="op_5f_odRootM_5f_coll_5f__20__3e__20_pdgColl">DDD9651</text:p></draw:text-box></draw:frame></text:p>
      <text:p text:style-name="_scod_noDisplay"><draw:frame draw:style-name="fr12" text:anchor-type="page" text:anchor-page-number="1" svg:x="15.131cm" svg:y="27.199cm" svg:width="5.001cm" draw:z-index="34" draw:name="drawAutoName_N46"><draw:text-box fo:min-height="3cm"><text:p text:style-name="op_5f_odRootM_5f_date_5f__20__3e__20_pdgDate">20160731</text:p></draw:text-box></draw:frame></text:p>
      <text:p text:style-name="_scod_noDisplay"><draw:frame draw:style-name="fr13" text:anchor-type="page" text:anchor-page-number="1" svg:x="3.12cm" svg:y="14.319cm" svg:width="5.001cm" svg:height="0.716cm" draw:z-index="16" draw:name="drawAutoName_N4e"><draw:text-box/></draw:frame></text:p>
      <text:p text:style-name="_scod_noDisplay"><draw:frame draw:style-name="fr14" text:anchor-type="page" text:anchor-page-number="1" svg:x="3.15cm" svg:y="13.37cm" svg:width="5.001cm" svg:height="0.794cm" draw:z-index="35" draw:name="drawAutoName_N55"><draw:text-box><text:p text:style-name="op_5f_odRootM_5f_version_5f__20__3e__20_version">0.0.1</text:p></draw:text-box></draw:frame></text:p>
      <text:p text:style-name="_scod_noDisplay"><draw:frame draw:style-name="fr15" text:anchor-type="page" text:anchor-page-number="1" svg:x="8.541cm" svg:y="13.36cm" svg:width="11.123cm" svg:height="7.918cm" draw:z-index="36" draw:name="drawAutoName_N5d"><draw:text-box/></draw:frame></text:p>
      <text:p text:style-name="sw_5f_WHeaderSection_20__3e__20_breakNewSection"> <text:span text:style-name="_scod_noDisplayText"> </text:span></text:p>
      <text:p text:style-name="_scod_noDisplay">  <text:span text:style-name="_scod_noDisplayText"> </text:span></text:p>
      <text:section text:style-name="Sect10" text:name="Section">
        <text:p text:style-name="_scod_noDisplay">  <text:span text:style-name="_scod_noDisplayText"> </text:span></text:p>
        <text:p text:style-name="sw_5f_WHeaderSection_20__3e__20_pageTitleNoTdm">Table des matières</text:p>
        <text:p text:style-name="sw_5f_WHeaderSection_20__3e__20_pageId"> <text:span text:style-name="_scod_noDisplayText"> </text:span></text:p>
        <text:p text:style-name="_scod_noDisplayNoKeep">  <text:span text:style-name="_scod_noDisplayText"> </text:span></text:p>
      </text:section>
      <text:p text:style-name="_scod_noDisplayNoKeep"><text:soft-page-break/></text:p>
      <text:p text:style-name="sw_5f_WHeaderSection_20__3e__20_spaceAfter"> <text:span text:style-name="_scod_noDisplayText"> </text:span></text:p>
      <text:table-of-content text:style-name="Sect1" text:protected="true" text:name="">
        <text:table-of-content-source text:use-outline-level="true" text:use-index-marks="true" text:use-index-source-styles="true" text:index-scope="document" text:outline-level="3">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index-title text:style-name="Sect1" text:name="">
            <text:p text:style-name="odTemplateText_20__3e__20_tableOfContents_5f_toc_20__3e__20_main_20_title"> <text:span text:style-name="_scod_noDisplayText"> </text:span></text:p>
          </text:index-title>
        </text:index-body>
      </text:table-of-content>
      <text:p text:style-name="_scod_noDisplayNoKeep">  <text:span text:style-name="_scod_noDisplayText"> </text:span></text:p>
      <text:p text:style-name="sw_5f_WHeaderSection_20__3e__20_breakNewSection"> <text:span text:style-name="_scod_noDisplayText"> </text:span></text:p>
      <text:p text:style-name="_scod_noDisplay">  <text:span text:style-name="_scod_noDisplayText"> </text:span></text:p>
      <text:section text:style-name="Sect10" text:name="Section">
        <text:p text:style-name="_scod_noDisplay">  <text:span text:style-name="_scod_noDisplayText"> </text:span></text:p>
        <text:p text:style-name="sw_5f_WHeaderSection_20__3e__20_pageTitle"><text:span text:style-name="titreObjectifs">Objectifs</text:span></text:p>
        <text:p text:style-name="sw_5f_WHeaderSection_20__3e__20_pageId"> <text:span text:style-name="_scod_noDisplayText"> </text:span></text:p>
        <text:p text:style-name="_scod_noDisplayNoKeep">  <text:span text:style-name="_scod_noDisplayText"> </text:span></text:p>
      </text:section>
      <text:p text:style-name="_scod_noDisplayNoKeep"><text:soft-page-break/></text:p>
      <text:p text:style-name="sw_5f_WHeaderSection_20__3e__20_spaceAfter"> <text:span text:style-name="_scod_noDisplayText"> </text:span></text:p>
      <text:p text:style-name="_scod_noDisplay">  <text:span text:style-name="_scod_noDisplayText"> </text:span></text:p>
      <text:section text:style-name="Sect13" text:name="Section">
        <text:p text:style-name="_scod_noDisplay">  <text:span text:style-name="_scod_noDisplayText"> </text:span></text:p>
        <text:p text:style-name="op_5f_sTxt_5f__20__3e__20_paraTag_5f_">Créer et à alimenter régulièrement un journal de bord réflexif en ligne en utilisant la plateforme « Blogger »</text:p>
        <text:p text:style-name="_scod_noDisplayNoKeep">  <text:span text:style-name="_scod_noDisplayText"> </text:span></text:p>
      </text:section>
      <text:p text:style-name="_scod_noDisplayNoKeep"><text:soft-page-break/></text:p>
      <text:p text:style-name="sw_5f_WHeaderSection_20__3e__20_breakNewSection"> <text:span text:style-name="_scod_noDisplayText"> </text:span></text:p>
      <text:p text:style-name="_scod_noDisplay">  <text:span text:style-name="_scod_noDisplayText"> </text:span></text:p>
      <text:section text:style-name="Sect10" text:name="Section">
        <text:p text:style-name="_scod_noDisplay">  <text:span text:style-name="_scod_noDisplayText"> </text:span></text:p>
        <text:p text:style-name="sw_5f_WHeaderSection_20__3e__20_pageTitle">Introduction</text:p>
        <text:p text:style-name="sw_5f_WHeaderSection_20__3e__20_pageId"> <text:span text:style-name="_scod_noDisplayText"> </text:span></text:p>
        <text:p text:style-name="_scod_noDisplayNoKeep">  <text:span text:style-name="_scod_noDisplayText"> </text:span></text:p>
      </text:section>
      <text:p text:style-name="_scod_noDisplayNoKeep"><text:soft-page-break/></text:p>
      <text:p text:style-name="sw_5f_WHeaderSection_20__3e__20_spaceAfter"> <text:span text:style-name="_scod_noDisplayText"> </text:span></text:p>
      <text:p text:style-name="op_5f_txt_5f__20__3e__20_paraTag_5f_">Ce travail consiste à créer et à alimenter régulièrement un journal de bord réflexif en ligne en utilisant la plateforme « Blogger ». Ce cybercarnet (d'au moins 5 billets) permet d'actualiser un apport essentiel des TIC, tant pour les élèves que pour l'enseignant. La verbalisation des idées sous forme de textes, de capsules audio et vidéo, leur explication et la constitution de traces favorisant un retour réflexif sur les apprentissages constituent une valeur ajoutée importante de l'utilisation des TIC en éducation. Il permet aussi l'interaction entre les apprenants (5 commentaires argumentés et appuyés), donc une construction collective de ses connaissances. Il s'agit d'un travail individuel réalisé en contexte collectif.</text:p>
      <text:p text:style-name="_scod_hiddenParagraph"><text:bookmark-start text:name="db_Nb_D98n3BBMCViUAup3wLkudc_N17_1"/></text:p>
      <text:p text:style-name="_scod_hiddenParagraph"><text:bookmark-end text:name="db_Nb_D98n3BBMCViUAup3wLkudc_N17_1"/></text:p>
      <text:p text:style-name="_scod_hiddenParagraph"><text:bookmark-start text:name="db_Nb_D98n3BBMCViUAup3wLkudc_N1a_2"/></text:p>
      <text:p text:style-name="_scod_hiddenParagraph"><text:bookmark-end text:name="db_Nb_D98n3BBMCViUAup3wLkudc_N1a_2"/></text:p>
      <text:p text:style-name="_scod_hiddenParagraph"><text:bookmark-start text:name="db_Nb_D98n3BBMCViUAup3wLkudc_N1d_3"/></text:p>
      <text:p text:style-name="_scod_hiddenParagraph"><text:bookmark-end text:name="db_Nb_D98n3BBMCViUAup3wLkudc_N1d_3"/></text:p>
      <text:h text:style-name="odTemplateText_20__3e__20_title_20__3e__20_level_20_01" text:outline-level="1">Créer un blogue avec Google Blogger</text:h>
      <text:p text:style-name="sw_5f_WHeaderSection_20__3e__20_breakNewSection"> <text:span text:style-name="_scod_noDisplayText"> </text:span></text:p>
      <text:p text:style-name="_scod_noDisplay">  <text:span text:style-name="_scod_noDisplayText"> </text:span></text:p>
      <text:section text:style-name="Sect10" text:name="Section">
        <text:p text:style-name="_scod_noDisplay">  <text:span text:style-name="_scod_noDisplayText"> </text:span></text:p>
        <text:p text:style-name="sw_5f_WHeaderSection_20__3e__20_pageTitle"><text:span text:style-name="op_5f_ue_5f__20__3e__20_hidden"><text:chapter text:display="plain-number" text:outline-level="1"/> - </text:span><text:chapter text:display="name" text:outline-level="1"/></text:p>
        <text:p text:style-name="sw_5f_WHeaderSection_20__3e__20_pageId"><text:chapter text:display="plain-number" text:outline-level="1"/></text:p>
        <text:p text:style-name="_scod_noDisplayNoKeep">  <text:span text:style-name="_scod_noDisplayText"> </text:span></text:p>
      </text:section>
      <text:p text:style-name="_scod_noDisplayNoKeep"><text:soft-page-break/></text:p>
      <text:p text:style-name="sw_5f_WHeaderSection_20__3e__20_spaceAfter"> <text:span text:style-name="_scod_noDisplayText"> </text:span></text:p>
      <text:p text:style-name="_scod_noDisplay">  <text:span text:style-name="_scod_noDisplayText"> </text:span></text:p>
      <text:section text:style-name="Sect7" text:name="Section">
        <text:p text:style-name="_scod_noDisplay">  <text:span text:style-name="_scod_noDisplayText"> </text:span></text:p>
        <text:table-of-content text:style-name="Sect8" text:protected="true" text:name="">
          <text:table-of-content-source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index-title text:style-name="Sect1" text:name="">
              <text:p text:style-name="op_5f_ue_5f__20__3e__20_subSectionTitleList_20__3e__20_main_20_title"> <text:span text:style-name="_scod_noDisplayText"> </text:span></text:p>
            </text:index-title>
          </text:index-body>
        </text:table-of-content>
        <text:p text:style-name="_scod_noDisplayNoKeep">  <text:span text:style-name="_scod_noDisplayText"> </text:span></text:p>
        <text:p text:style-name="op_5f_ue_5f__20__3e__20_spaceAfterToc"> <text:span text:style-name="_scod_noDisplayText"> </text:span></text:p>
        <text:p text:style-name="_scod_noDisplayNoKeep">  <text:span text:style-name="_scod_noDisplayText"> </text:span></text:p>
      </text:section>
      <text:p text:style-name="_scod_noDisplayNoKeep"><text:soft-page-break/></text:p>
      <text:p text:style-name="_scod_noDisplay">  <text:span text:style-name="_scod_noDisplayText"> </text:span></text:p>
      <text:section text:style-name="Sect3" text:name="Section">
        <text:p text:style-name="_scod_noDisplay">  <text:span text:style-name="_scod_noDisplayText"> </text:span></text:p>
        <text:p text:style-name="_scod_hiddenParagraph"><text:bookmark-start text:name="db_Nb_LGJ8L6VKYRedahEjKBijec_N17_4"/></text:p>
        <text:p text:style-name="_scod_hiddenParagraph"><text:bookmark-end text:name="db_Nb_LGJ8L6VKYRedahEjKBijec_N17_4"/></text:p>
        <text:p text:style-name="_scod_hiddenParagraph"><text:bookmark-start text:name="db_Nb_LGJ8L6VKYRedahEjKBijec_N1a_5"/></text:p>
        <text:p text:style-name="_scod_hiddenParagraph"><text:bookmark-end text:name="db_Nb_LGJ8L6VKYRedahEjKBijec_N1a_5"/></text:p>
        <text:p text:style-name="_scod_hiddenParagraph"><text:bookmark-start text:name="db_Nb_LGJ8L6VKYRedahEjKBijec_N1d_6"/></text:p>
        <text:p text:style-name="_scod_hiddenParagraph"><text:bookmark-end text:name="db_Nb_LGJ8L6VKYRedahEjKBijec_N1d_6"/></text:p>
        <text:p text:style-name="_scod_hiddenParagraph"><text:bookmark-start text:name="db_Nb_LGJ8L6VKYRedahEjKBijec_N20_7"/></text:p>
        <text:p text:style-name="_scod_hiddenParagraph"><text:bookmark-end text:name="db_Nb_LGJ8L6VKYRedahEjKBijec_N20_7"/></text:p>
        <text:p text:style-name="_scod_hiddenParagraph"><text:bookmark-start text:name="db_Nb_LGJ8L6VKYRedahEjKBijec_N23_8"/></text:p>
        <text:p text:style-name="_scod_hiddenParagraph"><text:bookmark-end text:name="db_Nb_LGJ8L6VKYRedahEjKBijec_N23_8"/></text:p>
        <text:h text:style-name="odTemplateText_20__3e__20_title_20__3e__20_level_20_02" text:outline-level="2">Procédure pour créer un blogue Google Blogger</text:h>
        <text:p text:style-name="_scod_hiddenParagraph"><text:bookmark-start text:name="db_N3d_FsbZwiQle1fqmf2SnuwOyg_N3a_9"/></text:p>
        <text:p text:style-name="spaceBeforeKeepSmall"> <text:span text:style-name="_scod_noDisplayText"> </text:span></text:p>
        <text:p text:style-name="_scod_noDisplay">  <text:span text:style-name="_scod_noDisplayText"> </text:span></text:p>
        <text:section text:style-name="Sect5" text:name="Section">
          <text:p text:style-name="_scod_noDisplay">  <text:span text:style-name="_scod_noDisplayText"> </text:span></text:p>
          <text:p text:style-name="_scod_noDisplay"><draw:frame draw:style-name="fr22" text:anchor-type="paragraph" svg:x="0cm" svg:y="0.12cm" svg:width="1.499cm" svg:height="1cm" draw:z-index="25" draw:name="drawAutoName_N1a9"><draw:text-box/></draw:frame></text:p>
          <text:p text:style-name="sw_5f_WPbTitle_20__3e__20_pbTitle"><text:span text:style-name="sw_5f_WPbTitle_20__3e__20_key">Méthode</text:span><text:span text:style-name="sw_5f_WPbTitle_20__3e__20_value"/></text:p>
          <text:p text:style-name="op_5f_txt_5f__20__3e__20_paraTag_5f_">1. Ouvrir votre navigateur internet.</text:p>
          <text:p text:style-name="op_5f_txt_5f__20__3e__20_paraTag_5f_">2. </text:p>
          <text:p text:style-name="_scod_noDisplayNoKeep">  <text:span text:style-name="_scod_noDisplayText"> </text:span></text:p>
        </text:section>
        <text:p text:style-name="_scod_noDisplayNoKeep"><text:soft-page-break/></text:p>
        <text:p text:style-name="_scod_hiddenParagraph"><text:bookmark-end text:name="db_N3d_FsbZwiQle1fqmf2SnuwOyg_N3a_9"/></text:p>
        <text:p text:style-name="_scod_noDisplayNoKeep">  <text:span text:style-name="_scod_noDisplayText"> </text:span></text:p>
      </text:section>
      <text:p text:style-name="_scod_noDisplayNoKeep"><text:soft-page-break/></text:p>
    </office:text>
  </office:body>
</office:document-content>
</file>

<file path=styles.xml><?xml version="1.0" encoding="utf-8"?>
<office:document-styles xmlns:office="urn:oasis:names:tc:opendocument:xmlns:office:1.0" xmlns:ooow="http://openoffice.org/2004/writer" xmlns:rpt="http://openoffice.org/2005/report" xmlns:dom="http://www.w3.org/2001/xml-events" xmlns:xhtml="http://www.w3.org/1999/xhtml" xmlns:drawooo="http://openoffice.org/2010/draw" xmlns:meta="urn:oasis:names:tc:opendocument:xmlns:meta:1.0" xmlns:grddl="http://www.w3.org/2003/g/data-view#" xmlns:draw="urn:oasis:names:tc:opendocument:xmlns:drawing:1.0" xmlns:of="urn:oasis:names:tc:opendocument:xmlns:of:1.2" xmlns:calcext="urn:org:documentfoundation:names:experimental:calc:xmlns:calcext:1.0" xmlns:style="urn:oasis:names:tc:opendocument:xmlns:style:1.0" xmlns:fo="urn:oasis:names:tc:opendocument:xmlns:xsl-fo-compatible:1.0" xmlns:dc="http://purl.org/dc/elements/1.1/" xmlns:ooo="http://openoffice.org/2004/office" xmlns:text="urn:oasis:names:tc:opendocument:xmlns:text:1.0" xmlns:svg="urn:oasis:names:tc:opendocument:xmlns:svg-compatible:1.0" xmlns:form="urn:oasis:names:tc:opendocument:xmlns:form:1.0" xmlns:number="urn:oasis:names:tc:opendocument:xmlns:datastyle:1.0" xmlns:table="urn:oasis:names:tc:opendocument:xmlns:table:1.0" xmlns:script="urn:oasis:names:tc:opendocument:xmlns:script:1.0" xmlns:loext="urn:org:documentfoundation:names:experimental:office:xmlns:loext:1.0" xmlns:tableooo="http://openoffice.org/2009/table" xmlns:css3t="http://www.w3.org/TR/css3-text/" xmlns:field="urn:openoffice:names:experimental:ooo-ms-interop:xmlns:field:1.0" xmlns:math="http://www.w3.org/1998/Math/MathML" xmlns:officeooo="http://openoffice.org/2009/office" xmlns:dr3d="urn:oasis:names:tc:opendocument:xmlns:dr3d:1.0" xmlns:xlink="http://www.w3.org/1999/xlink" xmlns:chart="urn:oasis:names:tc:opendocument:xmlns:chart:1.0" xmlns:oooc="http://openoffice.org/2004/calc" office:version="1.2">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Narrow" svg:font-family="'Arial Narrow'" style:font-family-generic="swiss" style:font-pitch="variable"/>
    <style:font-face style:name="Arial Narrow1" svg:font-family="'Arial Narrow'" style:font-adornments="Normal"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24" draw:display-name="Bitmap 24" xlink:href="Pictures/10000201000000670000006F079E2A006EB83B71.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op_5f_info_5f_licences_5f__20__3e__20_licence" style:display-name="op_info_licences_ &gt; licence" style:family="paragraph" style:parent-style-name="odTemplateText_20__3e__20__23_defaultStyle">
      <style:paragraph-properties fo:margin-top="0cm" fo:margin-bottom="0cm" loext:contextual-spacing="false" fo:text-align="start" style:justify-single-word="false"/>
      <style:text-properties fo:font-size="80%" fo:font-style="italic"/>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sPara_5f_cpyL_5f__20__3e__20_paraTag_5f_" style:display-name="op_sPara_cpyL_ &gt; paraTag_" style:family="paragraph" style:parent-style-name="odTemplateText_20__3e__20__23_defaultStyle">
      <style:paragraph-properties fo:margin-top="0.101cm" fo:margin-bottom="0cm" loext:contextual-spacing="false" fo:text-align="end" style:justify-single-word="false"/>
      <style:text-properties fo:color="#666699" fo:font-size="80%"/>
    </style: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sPara_5f_cpyR_5f__20__3e__20_paraTag_5f_" style:display-name="op_sPara_cpyR_ &gt; paraTag_" style:family="paragraph" style:parent-style-name="odTemplateText_20__3e__20__23_defaultStyle">
      <style:paragraph-properties fo:margin-top="0.101cm" fo:margin-bottom="0cm" loext:contextual-spacing="false" fo:text-align="start" style:justify-single-word="false"/>
      <style:text-properties fo:color="#666699" fo:font-size="80%"/>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op_5f_odRootM_5f_coll_5f__20__3e__20_pdgColl" style:display-name="op_odRootM_coll_ &gt; pdgColl" style:family="paragraph" style:parent-style-name="odTemplateText_20__3e__20__23_defaultStyle" style:master-page-name="">
      <style:paragraph-properties fo:margin-top="0cm" fo:margin-bottom="0cm" loext:contextual-spacing="false" fo:text-align="center" style:justify-single-word="false" style:page-number="auto"/>
      <style:text-properties fo:color="#ffffff" style:font-name="Arial" fo:font-family="Arial" style:font-family-generic="swiss" style:font-pitch="variable" fo:font-size="170%" style:text-rotation-angle="90" style:text-rotation-scale="line-height"/>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XxXXxXentry" style:family="text"/>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XxXXxXtabStop" style:family="text"/>
    <style:style style:name="op_5f_ue_5f__20__3e__20_hidden" style:display-name="op_ue_ &gt; hidden" style:family="text">
      <style:text-properties fo:color="#ffffff" fo:font-size="5%" fo:font-style="italic" text:display="true"/>
    </style:style>
    <style:style style:name="odTemplateTextXxXtocXxXpageNumber" style:family="text">
      <style:text-properties fo:font-style="italic" fo:font-weight="bold"/>
    </style:style>
    <style:style style:name="XxXXxXpageNumber" style:family="text">
      <style:text-properties fo:color="#ffffff"/>
    </style:style>
    <style:style style:name="sw_5f_WPbTitle_20__3e__20_value" style:display-name="sw_WPbTitle &gt; value" style:family="text">
      <style:text-properties fo:font-style="italic"/>
    </style:style>
    <style:style style:name="odTemplateTextXxXtocXxXentry" style:family="text"/>
    <style:style style:name="sw_5f_WPbTitle_20__3e__20_key" style:display-name="sw_WPbTitle &gt; key" style:family="text">
      <style:text-properties fo:letter-spacing="0.035cm" fo:font-style="italic" fo:background-color="transparent"/>
    </style:style>
    <style:style style:name="Visited_20_Internet_20_Link" style:display-name="Visited Internet Link" style:family="text"/>
    <style:style style:name="odTemplateTextXxXtocXxXchapterNumber" style:family="text"/>
    <style:style style:name="XxXXxXchapterNumber" style:family="text"/>
    <style:style style:name="Internet_20_link" style:display-name="Internet link" style:family="text"/>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MethArea_20__3e__20_frame" style:display-name="op_pb_ &gt; pbMethArea &gt; frame" style:family="graphic">
      <style:graphic-properties svg:x="0cm" svg:y="0cm" style:wrap="none" style:vertical-pos="from-top" style:vertical-rel="page" style:horizontal-pos="from-left" style:horizontal-rel="page" draw:fill="bitmap" draw:fill-image-name="Bitmap_20_24" style:repeat="no-repeat" draw:fill-image-ref-point="top-left" fo:padding="0cm" fo:border="none" style:shadow="none" draw:shadow-opacity="100%">
        <style:background-image xlink:href="Pictures/10000201000000670000006F079E2A006EB83B71.png" xlink:type="simple" xlink:actuate="onLoad" style:position="top left" style:repeat="no-repeat"/>
        <style:columns fo:column-count="1" fo:column-gap="0cm"/>
      </style:graphic-properties>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20__3e__20__23_title_20__3e__20_list_20__3e__20_numbering" style:num-prefix=" " style:num-suffix="." style:num-format="I">
        <style:list-level-properties text:min-label-width="0.499cm"/>
      </text:outline-level-style>
      <text:outline-level-style text:level="2" text:style-name="odTemplateText_20__3e__20__23_title_20__3e__20_list_20__3e__20_numbering" style:num-prefix=" " style:num-suffix=". " style:num-format="A">
        <style:list-level-properties text:space-before="0.501cm" text:min-label-width="0.9cm"/>
      </text:outline-level-style>
      <text:outline-level-style text:level="3" text:style-name="odTemplateText_20__3e__20__23_title_20__3e__20_list_20__3e__20_numbering" style:num-prefix=" " style:num-suffix=". " style:num-format="1">
        <style:list-level-properties text:space-before="1cm" text:min-label-width="0.801cm"/>
      </text:outline-level-style>
      <text:outline-level-style text:level="4" text:style-name="odTemplateText_20__3e__20__23_title_20__3e__20_list_20__3e__20_numbering" style:num-prefix=" " style:num-suffix=") " style:num-format="a">
        <style:list-level-properties text:space-before="1.501cm" text:min-label-width="0.801cm"/>
      </text:outline-level-style>
      <text:outline-level-style text:level="5" text:style-name="odTemplateText_20__3e__20__23_title_20__3e__20_list_20__3e__20_numbering" style:num-prefix=" " style:num-suffix=" " style:num-format="i">
        <style:list-level-properties text:space-before="2cm" text:min-label-width="0.499cm"/>
      </text:outline-level-style>
      <text:outline-level-style text:level="6" text:style-name="odTemplateText_20__3e__20__23_title_20__3e__20_list_20__3e__20_bullet" style:num-prefix=" " style:num-suffix=" " style:num-format="1">
        <style:list-level-properties text:space-before="2.501cm" text:min-label-width="0.499cm"/>
      </text:outline-level-style>
      <text:outline-level-style text:level="7" text:style-name="odTemplateText_20__3e__20__23_title_20__3e__20_list_20__3e__20_bullet" style:num-prefix=" " style:num-suffix=" " style:num-format="1">
        <style:list-level-properties text:space-before="3.001cm" text:min-label-width="0.499cm"/>
      </text:outline-level-style>
      <text:outline-level-style text:level="8" text:style-name="odTemplateText_20__3e__20__23_title_20__3e__20_list_20__3e__20_bullet" style:num-prefix=" " style:num-suffix=" " style:num-format="1">
        <style:list-level-properties text:space-before="3.502cm" text:min-label-width="0.499cm"/>
      </text:outline-level-style>
      <text:outline-level-style text:level="9" text:style-name="odTemplateText_20__3e__20__23_title_20__3e__20_list_20__3e__20_bullet" style:num-prefix=" " style:num-suffix=" " style:num-format="1">
        <style:list-level-properties text:space-before="4.001cm" text:min-label-width="0.499cm"/>
      </text:outline-level-style>
      <text:outline-level-style text:level="10" text:style-name="odTemplateText_20__3e__20__23_title_20__3e__20_list_20__3e__20_bullet" style:num-prefix=" " style:num-suffix=" " style:num-format="1">
        <style:list-level-properties text:space-before="4.502cm" text:min-label-width="0.499cm"/>
      </text:outline-level-style>
    </text:outline-style>
    <text:notes-configuration text:note-class="footnote" text:default-style-name="Footnote" text:citation-style-name="footnote_20__3e__20_citation" text:citation-body-style-name="footnote_20__3e__20_anchor"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2"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Mfr3" style:family="graphic" style:parent-style-name="odTemplateText_20__3e__20_area_5f_cpyR_20__3e__20_frame">
      <style:graphic-properties style:vertical-pos="bottom" style:vertical-rel="page-content" style:horizontal-pos="left" style:horizontal-rel="page-content" style:flow-with-text="true"/>
    </style:style>
    <style:style style:name="Mfr4" style:family="graphic" style:parent-style-name="odTemplateText_20__3e__20_area_5f_pageR_20__3e__20_frame">
      <style:graphic-properties style:vertical-pos="top" style:vertical-rel="paragraph-content" style:horizontal-pos="right" style:horizontal-rel="paragraph-content"/>
    </style:style>
    <style:style style:name="Mfr5"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6" style:family="graphic" style:parent-style-name="odTemplateText_20__3e__20_area_5f_pageL_20__3e__20_frame">
      <style:graphic-properties style:vertical-pos="top" style:vertical-rel="paragraph-content" style:horizontal-pos="left" style:horizontal-rel="paragraph-content"/>
    </style:style>
    <style:page-layout style:name="Mpm4"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5"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6"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7"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5.001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401cm" fo:margin-left="0cm" fo:margin-right="0cm" fo:margin-top="0.4cm" fo:border-top="0.51pt solid #000080" fo:border-bottom="none" fo:border-left="none" fo:border-right="none" fo:padding-top="0.101cm" fo:padding-bottom="0cm" fo:padding-left="0cm" fo:padding-right="0cm" style:shadow="none" style:dynamic-spacing="false"/>
      </style:footer-style>
    </style:page-layout>
  </office:automatic-styles>
  <office:master-styles>
    <style:master-page style:name="odTemplateText_5f_content_20__3e__20_section" style:display-name="odTemplateText_content &gt; section" style:page-layout-name="Mpm4" style:next-style-name="odTemplateText_5f_content_20__3e__20_left">
      <style:footer>
        <text:p><draw:frame draw:style-name="Mfr3" text:anchor-type="paragraph" svg:width="10.64cm" svg:height="0.88cm" draw:z-index="47" draw:name="drawAutoName_N2d0"><draw:text-box>        <text:p text:style-name="op_5f_sPara_5f_cpyR_5f__20__3e__20_paraTag_5f_">Steve Prud'Homme</text:p>       </draw:text-box></draw:frame><draw:frame draw:style-name="Mfr4" text:anchor-type="paragraph" svg:width="1cm" svg:height="1cm" draw:z-index="48" draw:name="drawAutoName_N2d7"><draw:text-box><text:p text:style-name="odTemplateText_5f_content_20__3e__20_page"><text:page-number text:select-page="current"/></text:p></draw:text-box></draw:frame><text:tab/><text:tab/></text:p>
      </style:footer>
      <style:footer-left>
        <text:p><draw:frame draw:style-name="Mfr5" text:anchor-type="paragraph" svg:width="11.95cm" svg:height="0.88cm" draw:z-index="0" draw:name="drawAutoName_N2e1"><draw:text-box>        <text:p text:style-name="op_5f_sPara_5f_cpyL_5f__20__3e__20_paraTag_5f_">Steve Prud'Homme</text:p>       </draw:text-box></draw:frame><draw:frame draw:style-name="Mfr6" text:anchor-type="paragraph" svg:width="1cm" svg:height="1cm" draw:z-index="0" draw:name="drawAutoName_N2e8"><draw:text-box><text:p text:style-name="odTemplateText_5f_content_20__3e__20_page"><text:page-number text:select-page="current"/></text:p></draw:text-box></draw:frame><text:tab/><text:tab/></text:p>
      </style:footer-left>
    </style:master-page>
    <style:master-page style:name="odTemplateText_5f_content_20__3e__20_left" style:display-name="odTemplateText_content &gt; left" style:page-layout-name="Mpm5" style:next-style-name="odTemplateText_5f_content_20__3e__20_right">
      <style:header>
        <text:p><draw:frame draw:style-name="Mfr1" text:anchor-type="paragraph" svg:width="16cm" style:rel-width="100%" svg:height="0.55cm" draw:z-index="46" draw:name="drawAutoName_N2f3"><draw:text-box><text:p text:style-name="odTemplateText_5f_content_20__3e__20_partTitleRightP"><text:chapter text:display="name" text:outline-level="1"/></text:p></draw:text-box></draw:frame><text:tab/><text:tab/></text:p>
      </style:header>
      <style:header-left>
        <text:p><draw:frame draw:style-name="Mfr2" text:anchor-type="paragraph" svg:width="16cm" style:rel-width="100%" svg:height="0.55cm" draw:z-index="0" draw:name="drawAutoName_N2fe"><draw:text-box><text:p text:style-name="odTemplateText_5f_content_20__3e__20_partTitleLeftP"><text:chapter text:display="name" text:outline-level="1"/></text:p></draw:text-box></draw:frame><text:tab/><text:tab/></text:p>
      </style:header-left>
      <style:footer>
        <text:p><draw:frame draw:style-name="Mfr3" text:anchor-type="paragraph" svg:width="10.64cm" svg:height="0.88cm" draw:z-index="47" draw:name="drawAutoName_N309"><draw:text-box>        <text:p text:style-name="op_5f_sPara_5f_cpyR_5f__20__3e__20_paraTag_5f_">Steve Prud'Homme</text:p>       </draw:text-box></draw:frame><draw:frame draw:style-name="Mfr4" text:anchor-type="paragraph" svg:width="1cm" svg:height="1cm" draw:z-index="48" draw:name="drawAutoName_N310"><draw:text-box><text:p text:style-name="odTemplateText_5f_content_20__3e__20_page"><text:page-number text:select-page="current"/></text:p></draw:text-box></draw:frame><text:tab/><text:tab/></text:p>
      </style:footer>
      <style:footer-left>
        <text:p><draw:frame draw:style-name="Mfr5" text:anchor-type="paragraph" svg:width="11.95cm" svg:height="0.88cm" draw:z-index="0" draw:name="drawAutoName_N31a"><draw:text-box>        <text:p text:style-name="op_5f_sPara_5f_cpyL_5f__20__3e__20_paraTag_5f_">Steve Prud'Homme</text:p>       </draw:text-box></draw:frame><draw:frame draw:style-name="Mfr6" text:anchor-type="paragraph" svg:width="1cm" svg:height="1cm" draw:z-index="0" draw:name="drawAutoName_N321"><draw:text-box><text:p text:style-name="odTemplateText_5f_content_20__3e__20_page"><text:page-number text:select-page="current"/></text:p></draw:text-box></draw:frame><text:tab/><text:tab/></text:p>
      </style:footer-left>
    </style:master-page>
    <style:master-page style:name="odTemplateText_5f_content_20__3e__20_right" style:display-name="odTemplateText_content &gt; right" style:page-layout-name="Mpm6" style:next-style-name="odTemplateText_5f_content_20__3e__20_left">
      <style:header>
        <text:p><draw:frame draw:style-name="Mfr1" text:anchor-type="paragraph" svg:width="16cm" style:rel-width="100%" svg:height="0.55cm" draw:z-index="46" draw:name="drawAutoName_N32c"><draw:text-box><text:p text:style-name="odTemplateText_5f_content_20__3e__20_partTitleRightP"><text:chapter text:display="name" text:outline-level="1"/></text:p></draw:text-box></draw:frame><text:tab/><text:tab/></text:p>
      </style:header>
      <style:header-left>
        <text:p><draw:frame draw:style-name="Mfr2" text:anchor-type="paragraph" svg:width="16cm" style:rel-width="100%" svg:height="0.55cm" draw:z-index="0" draw:name="drawAutoName_N337"><draw:text-box><text:p text:style-name="odTemplateText_5f_content_20__3e__20_partTitleLeftP"><text:chapter text:display="name" text:outline-level="1"/></text:p></draw:text-box></draw:frame><text:tab/><text:tab/></text:p>
      </style:header-left>
      <style:footer>
        <text:p><draw:frame draw:style-name="Mfr3" text:anchor-type="paragraph" svg:width="10.64cm" svg:height="0.88cm" draw:z-index="47" draw:name="drawAutoName_N342"><draw:text-box>        <text:p text:style-name="op_5f_sPara_5f_cpyR_5f__20__3e__20_paraTag_5f_">Steve Prud'Homme</text:p>       </draw:text-box></draw:frame><draw:frame draw:style-name="Mfr4" text:anchor-type="paragraph" svg:width="1cm" svg:height="1cm" draw:z-index="48" draw:name="drawAutoName_N349"><draw:text-box><text:p text:style-name="odTemplateText_5f_content_20__3e__20_page"><text:page-number text:select-page="current"/></text:p></draw:text-box></draw:frame><text:tab/><text:tab/></text:p>
      </style:footer>
      <style:footer-left>
        <text:p><draw:frame draw:style-name="Mfr5" text:anchor-type="paragraph" svg:width="11.95cm" svg:height="0.88cm" draw:z-index="0" draw:name="drawAutoName_N353"><draw:text-box>        <text:p text:style-name="op_5f_sPara_5f_cpyL_5f__20__3e__20_paraTag_5f_">Steve Prud'Homme</text:p>       </draw:text-box></draw:frame><draw:frame draw:style-name="Mfr6" text:anchor-type="paragraph" svg:width="1cm" svg:height="1cm" draw:z-index="0" draw:name="drawAutoName_N35a"><draw:text-box><text:p text:style-name="odTemplateText_5f_content_20__3e__20_page"><text:page-number text:select-page="current"/></text:p></draw:text-box></draw:frame><text:tab/><text:tab/></text:p>
      </style:footer-left>
    </style:master-page>
    <style:master-page style:name="odTemplateText_5f_content_20__3e__20__23_main" style:display-name="odTemplateText_content &gt; #main" style:page-layout-name="Mpm7" style:next-style-name="odTemplateText_5f_content_20__3e__20_left"/>
  </office:master-styles>
</office:document-styles>
</file>

<file path=meta.xml><?xml version="1.0" encoding="utf-8"?>
<office:document-meta xmlns:xlink="http://www.w3.org/1999/xlink" xmlns:dc="http://purl.org/dc/elements/1.1/" xmlns:chart="urn:oasis:names:tc:opendocument:xmlns:chart:1.0" xmlns:ooow="http://openoffice.org/2004/writer" xmlns:math="http://www.w3.org/1998/Math/MathML" xmlns:style="urn:oasis:names:tc:opendocument:xmlns:style:1.0" xmlns:meta="urn:oasis:names:tc:opendocument:xmlns:meta:1.0" xmlns:form="urn:oasis:names:tc:opendocument:xmlns:form:1.0" xmlns:dr3d="urn:oasis:names:tc:opendocument:xmlns:dr3d:1.0" xmlns:script="urn:oasis:names:tc:opendocument:xmlns:script:1.0" xmlns:draw="urn:oasis:names:tc:opendocument:xmlns:drawing:1.0" xmlns:svg="http://www.w3.org/2000/svg" xmlns:scodPp="scenari.eu:openDocumentExtension.postprocessing:1.0" xmlns:op="utc.fr:ics/opale3" xmlns:xforms="http://www.w3.org/2002/xforms" xmlns:table="urn:oasis:names:tc:opendocument:xmlns:table:1.0" xmlns:text="urn:oasis:names:tc:opendocument:xmlns:text:1.0" xmlns:xalan="http://xml.apache.org/xalan" xmlns:java="http://xml.apache.org/xslt/java" xmlns:number="urn:oasis:names:tc:opendocument:xmlns:datastyle:1.0" xmlns:presentation="urn:oasis:names:tc:opendocument:xmlns:presentation:1.0" xmlns:xsi="http://www.w3.org/2001/XMLSchema-instance" xmlns:ooo="http://openoffice.org/2004/office" xmlns:office="urn:oasis:names:tc:opendocument:xmlns:office:1.0" xmlns:fo="urn:oasis:names:tc:opendocument:xmlns:xsl-fo-compatible:1.0" xmlns:xsd="http://www.w3.org/2001/XMLSchema" xmlns:dom="http://www.w3.org/2001/xml-events" xmlns:oooc="http://openoffice.org/2004/calc">
  <office:meta>
    <meta:generator>LibreOffice/5.0$Xxx LibreOffice_project/2b9802c1994aa0b7dc6079e128979269cf95bc78$http://scenari-platform.org</meta:generator>
    <dc:title>Blogue de type journal de bord réflexif</dc:title>
    <dc:description>Construit par la solution SCENARI (http://scenari-platform.org)
Chaine éditoriale Opale
- Version	: 0.0.1
- Date		: 20160731
- Copyright	: Steve Prud'Homme</dc:description>
  </office:meta>
</office:document-meta>
</file>